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goe UI" svg:font-family="'Segoe UI'" style:font-adornments="Norm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ñales_5f_procesos" style:display-name="señales_procesos" style:family="table">
      <style:table-properties style:width="17cm" table:align="margins" style:may-break-between-rows="false"/>
    </style:style>
    <style:style style:name="señales_5f_procesos.A" style:display-name="señales_procesos.A" style:family="table-column">
      <style:table-column-properties style:column-width="4.251cm" style:rel-column-width="16383*"/>
    </style:style>
    <style:style style:name="señales_5f_procesos.A1" style:display-name="señales_procesos.A1" style:family="table-cell">
      <style:table-cell-properties fo:padding="0.097cm" fo:border-left="0.05pt solid #000000" fo:border-right="none" fo:border-top="0.05pt solid #000000" fo:border-bottom="0.05pt solid #000000"/>
    </style:style>
    <style:style style:name="señales_5f_procesos.D1" style:display-name="señales_procesos.D1" style:family="table-cell">
      <style:table-cell-properties fo:padding="0.097cm" fo:border="0.05pt solid #000000"/>
    </style:style>
    <style:style style:name="señales_5f_procesos.A2" style:display-name="señales_procesos.A2" style:family="table-cell">
      <style:table-cell-properties style:vertical-align="middle" fo:padding="0.097cm" fo:border-left="0.05pt solid #000000" fo:border-right="none" fo:border-top="none" fo:border-bottom="0.05pt solid #000000"/>
    </style:style>
    <style:style style:name="señales_5f_procesos.D2" style:display-name="señales_procesos.D2" style:family="table-cell">
      <style:table-cell-properties fo:padding="0.097cm" fo:border-left="0.05pt solid #000000" fo:border-right="0.05pt solid #000000" fo:border-top="none" fo:border-bottom="0.05pt solid #000000"/>
    </style:style>
    <style:style style:name="señales_5f_procesos.A3" style:display-name="señales_procesos.A3" style:family="table-cell">
      <style:table-cell-properties fo:padding="0.097cm" fo:border-left="0.05pt solid #000000" fo:border-right="none" fo:border-top="none" fo:border-bottom="0.05pt solid #000000"/>
    </style:style>
    <style:style style:name="señales_5f_procesos.C3" style:display-name="señales_procesos.C3" style:family="table-cell">
      <style:table-cell-properties fo:padding="0.097cm" fo:border-left="0.05pt solid #000000" fo:border-right="none" fo:border-top="none" fo:border-bottom="0.05pt solid #000000"/>
    </style:style>
    <style:style style:name="señales_5f_procesos.D3" style:display-name="señales_procesos.D3" style:family="table-cell">
      <style:table-cell-properties fo:padding="0.097cm" fo:border-left="0.05pt solid #000000" fo:border-right="0.05pt solid #000000" fo:border-top="none" fo:border-bottom="0.05pt solid #000000"/>
    </style:style>
    <style:style style:name="señales_5f_procesos.4" style:display-name="señales_procesos.4" style:family="table-row">
      <style:table-row-properties style:min-row-height="1.438cm"/>
    </style:style>
    <style:style style:name="señales_5f_procesos.D4" style:display-name="señales_procesos.D4" style:family="table-cell">
      <style:table-cell-properties fo:padding="0.097cm" fo:border-left="0.05pt solid #000000" fo:border-right="0.05pt solid #000000" fo:border-top="none" fo:border-bottom="0.05pt solid #000000"/>
    </style:style>
    <style:style style:name="señales_5f_procesos.A5" style:display-name="señales_procesos.A5" style:family="table-cell">
      <style:table-cell-properties fo:padding="0.097cm" fo:border-left="0.05pt solid #000000" fo:border-right="none" fo:border-top="none" fo:border-bottom="0.05pt solid #000000"/>
    </style:style>
    <style:style style:name="señales_5f_procesos.C5" style:display-name="señales_procesos.C5" style:family="table-cell">
      <style:table-cell-properties fo:padding="0.097cm" fo:border-left="0.05pt solid #000000" fo:border-right="none" fo:border-top="none" fo:border-bottom="0.05pt solid #000000"/>
    </style:style>
    <style:style style:name="señales_5f_procesos.D5" style:display-name="señales_procesos.D5" style:family="table-cell">
      <style:table-cell-properties fo:padding="0.097cm" fo:border-left="0.05pt solid #000000" fo:border-right="0.05pt solid #000000" fo:border-top="none" fo:border-bottom="0.05pt solid #000000"/>
    </style:style>
    <style:style style:name="Tablafinalconexión" style:family="table">
      <style:table-properties style:width="17cm" table:align="margins" style:may-break-between-rows="false"/>
    </style:style>
    <style:style style:name="Tablafinalconexión.A" style:family="table-column">
      <style:table-column-properties style:column-width="3.399cm" style:rel-column-width="1927*"/>
    </style:style>
    <style:style style:name="Tablafinalconexión.B" style:family="table-column">
      <style:table-column-properties style:column-width="2.759cm" style:rel-column-width="1564*"/>
    </style:style>
    <style:style style:name="Tablafinalconexión.C" style:family="table-column">
      <style:table-column-properties style:column-width="2.713cm" style:rel-column-width="1538*"/>
    </style:style>
    <style:style style:name="Tablafinalconexión.D" style:family="table-column">
      <style:table-column-properties style:column-width="7.138cm" style:rel-column-width="4047*"/>
    </style:style>
    <style:style style:name="Tablafinalconexión.E" style:family="table-column">
      <style:table-column-properties style:column-width="0.991cm" style:rel-column-width="562*"/>
    </style:style>
    <style:style style:name="Tablafinalconexión.A1" style:family="table-cell">
      <style:table-cell-properties fo:padding="0.097cm" fo:border-left="0.05pt solid #000000" fo:border-right="none" fo:border-top="0.05pt solid #000000" fo:border-bottom="0.05pt solid #000000"/>
    </style:style>
    <style:style style:name="Tablafinalconexión.E1" style:family="table-cell">
      <style:table-cell-properties fo:padding="0.097cm" fo:border="0.05pt solid #000000"/>
    </style:style>
    <style:style style:name="Tablafinalconexión.A2" style:family="table-cell">
      <style:table-cell-properties fo:padding="0.097cm" fo:border-left="0.05pt solid #000000" fo:border-right="none" fo:border-top="none" fo:border-bottom="0.05pt solid #000000"/>
    </style:style>
    <style:style style:name="Tablafinalconexión.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tyle="normal" style:font-style-asian="normal" style:font-style-complex="normal"/>
    </style:style>
    <style:style style:name="P2" style:family="paragraph" style:parent-style-name="Standard">
      <style:paragraph-properties fo:margin-left="0cm" fo:margin-right="0cm" fo:text-align="justify" style:justify-single-word="false" fo:text-indent="1.02cm" style:auto-text-indent="false">
        <style:tab-stops>
          <style:tab-stop style:position="1.02cm"/>
        </style:tab-stops>
      </style:paragraph-properties>
      <style:text-properties fo:font-style="normal" style:font-style-asian="normal" style:font-style-complex="normal"/>
    </style:style>
    <style:style style:name="P3" style:family="paragraph" style:parent-style-name="Standard">
      <style:paragraph-properties fo:margin-left="0cm" fo:margin-right="0cm" fo:text-align="justify" style:justify-single-word="false" fo:text-indent="1.02cm" style:auto-text-indent="false">
        <style:tab-stops>
          <style:tab-stop style:position="1.02cm"/>
        </style:tab-stops>
      </style:paragraph-properties>
      <style:text-properties fo:font-style="normal" officeooo:paragraph-rsid="00121a4b" style:font-style-asian="normal" style:font-style-complex="normal"/>
    </style:style>
    <style:style style:name="P4" style:family="paragraph" style:parent-style-name="Standard">
      <style:paragraph-properties fo:margin-left="0cm" fo:margin-right="0cm" fo:text-align="justify" style:justify-single-word="false" fo:text-indent="1.02cm" style:auto-text-indent="false">
        <style:tab-stops>
          <style:tab-stop style:position="1.02cm"/>
        </style:tab-stops>
      </style:paragraph-properties>
      <style:text-properties fo:font-style="normal" officeooo:paragraph-rsid="00141960" style:font-style-asian="normal" style:font-style-complex="normal"/>
    </style:style>
    <style:style style:name="P5" style:family="paragraph" style:parent-style-name="Standard">
      <style:paragraph-properties fo:margin-left="0cm" fo:margin-right="0cm" fo:text-align="justify" style:justify-single-word="false" fo:text-indent="1.02cm" style:auto-text-indent="false">
        <style:tab-stops>
          <style:tab-stop style:position="1.02cm"/>
          <style:tab-stop style:position="2.251cm"/>
        </style:tab-stops>
      </style:paragraph-properties>
      <style:text-properties fo:font-style="normal" officeooo:paragraph-rsid="00141960" style:font-style-asian="normal" style:font-style-complex="normal"/>
    </style:style>
    <style:style style:name="P6" style:family="paragraph" style:parent-style-name="Standard">
      <style:paragraph-properties fo:margin-left="0cm" fo:margin-right="0cm" fo:text-align="justify" style:justify-single-word="false" fo:text-indent="0.981cm" style:auto-text-indent="false"/>
      <style:text-properties fo:font-style="normal" style:font-style-asian="normal" style:font-style-complex="normal"/>
    </style:style>
    <style:style style:name="P7" style:family="paragraph" style:parent-style-name="Standard">
      <style:paragraph-properties fo:margin-left="0cm" fo:margin-right="0cm" fo:text-align="justify" style:justify-single-word="false" fo:text-indent="0cm" style:auto-text-indent="false">
        <style:tab-stops>
          <style:tab-stop style:position="2.328cm"/>
        </style:tab-stops>
      </style:paragraph-properties>
      <style:text-properties fo:font-style="normal" officeooo:paragraph-rsid="00141960" style:font-style-asian="normal" style:font-style-complex="normal"/>
    </style:style>
    <style:style style:name="P8" style:family="paragraph" style:parent-style-name="Standard">
      <style:paragraph-properties fo:margin-left="0cm" fo:margin-right="0cm" fo:text-align="justify" style:justify-single-word="false" fo:text-indent="1.058cm" style:auto-text-indent="false">
        <style:tab-stops>
          <style:tab-stop style:position="2.328cm"/>
        </style:tab-stops>
      </style:paragraph-properties>
      <style:text-properties fo:font-style="normal" officeooo:paragraph-rsid="0015f2ac" style:font-style-asian="normal" style:font-style-complex="normal"/>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officeooo:paragraph-rsid="00121a4b"/>
    </style:style>
    <style:style style:name="P11" style:family="paragraph" style:parent-style-name="Table_20_Contents">
      <style:paragraph-properties fo:text-align="justify" style:justify-single-word="false"/>
      <style:text-properties officeooo:paragraph-rsid="0015f2ac"/>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paragraph-rsid="00121a4b"/>
    </style:style>
    <style:style style:name="P14" style:family="paragraph" style:parent-style-name="Table_20_Contents">
      <style:paragraph-properties fo:text-align="center" style:justify-single-word="false"/>
      <style:text-properties officeooo:paragraph-rsid="0015f2ac"/>
    </style:style>
    <style:style style:name="P15" style:family="paragraph" style:parent-style-name="Table_20_Heading">
      <style:text-properties officeooo:paragraph-rsid="00121a4b"/>
    </style:style>
    <style:style style:name="P16" style:family="paragraph" style:parent-style-name="Table_20_Heading">
      <style:text-properties officeooo:paragraph-rsid="0015f2ac"/>
    </style:style>
    <style:style style:name="P17" style:family="paragraph">
      <style:paragraph-properties fo:text-align="center"/>
    </style:style>
    <style:style style:name="T1" style:family="text">
      <style:text-properties officeooo:rsid="00121a4b"/>
    </style:style>
    <style:style style:name="T2" style:family="text">
      <style:text-properties officeooo:rsid="00141960"/>
    </style:style>
    <style:style style:name="T3" style:family="text">
      <style:text-properties officeooo:rsid="0015f2ac"/>
    </style:style>
    <style:style style:name="T4" style:family="text">
      <style:text-properties officeooo:rsid="0016e242"/>
    </style:style>
    <style:style style:name="T5" style:family="text">
      <style:text-properties officeooo:rsid="00184d90"/>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924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386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482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52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i entramos en el tema de las conexiones de entrada y salida del sistema, he supuesto unas posibles necesidades que puede tener el sistema, sobre. todo si tenemos en cuenta de que se trata de un prototipo, y es innecesario complicar al máximo el hardware.</text:p>
      <text:p text:style-name="P1"/>
      <text:p text:style-name="P2"><text:s/>Como Conexiones de relé creo adecuado <text:span text:style-name="T1">usar el módulo de relés, el cual nos aportar 8 relés con conexiones de NC y NA. Para ello usamos 8 pines digitales junto con gnd y vcc. Además para simplificar su funcionamiento recomiendo usar un IC cambiador de registro para poder controlar con 3 pines digitales en vez de los 8 normalmente necesarios.</text:span></text:p>
      <text:p text:style-name="P2"><text:span text:style-name="T1"/></text:p>
      <text:p text:style-name="P3"><text:span text:style-name="T1">Para la conexión de sensores analógicos, recomiendo para este prototipo prepararlo para hacer uso de 4 puertos analógicos para tensiones entre 0 y 5 voltios que admite por defecto el arduino. Sin embargo es perfectamente factible necesitar medir valores analógicos fuera de este rango.</text:span></text:p>
      <text:p text:style-name="P3"><text:span text:style-name="T1"/></text:p>
      <text:p text:style-name="P3"><text:span text:style-name="T1">Para tensiones negativas una solución sería aumentar la componente de continua y escalar todo a un rango entre 0 y 5 voltios. Otra solución para el problema de medir tensiones negativas sería usar un puente rectificador junto con el uso de un pin digital para saber cuando se produce está inversión. Es razonable para este prototipo usar dos entradas con estas características. </text:span></text:p>
      <text:p text:style-name="P3"><text:span text:style-name="T1"/></text:p>
      <text:p text:style-name="P3"><text:span text:style-name="T1">Para terminar con las conexiones analógicas, el dispositivo debería contar con otros 4 pines analógicos que permitan medir tensiones superiores entre 0-12 voltios y 0-24 voltios. Incluso disponer de un switch físico o digital para elegir que rango de datos dispone ese canal.</text:span></text:p>
      <text:p text:style-name="P3"><text:span text:style-name="T1"/></text:p>
      <text:p text:style-name="P3"><text:span text:style-name="T1">Buscando </text:span><text:span text:style-name="T4">información</text:span><text:span text:style-name="T1"> en la red para señales digitales, los valores de tensión que se usan generalmente en sensores industriales cumplen las siguientes características. El valor de las tensiones digitales suelen ser: 24 voltios de CC o CA, 12 voltios de CC o 5 voltios de CC. Por cuestión de complejidad eliminaría completamente la opción de usar 24 voltios de alterna por una excesiva </text:span><text:span text:style-name="T5">complicación.</text:span></text:p>
      <text:p text:style-name="P3"><text:span text:style-name="T1"/></text:p>
      <text:p text:style-name="P3"><text:span text:style-name="T1">En la tabla siguiente se ve las características más comunes de estas señales.</text:span></text:p>
      <text:p text:style-name="P3"><draw:line text:anchor-type="paragraph" draw:z-index="1" draw:style-name="gr1" draw:text-style-name="P17" svg:x1="16.159cm" svg:y1="3.441cm" svg:x2="13.466cm" svg:y2="3.499cm"><text:p/></draw:line><text:span text:style-name="T1"/></text:p>
      <table:table table:name="señales_procesos" table:style-name="señales_5f_procesos">
        <table:table-column table:style-name="señales_5f_procesos.A" table:number-columns-repeated="4"/>
        <table:table-header-rows>
          <table:table-row>
            <table:table-cell table:style-name="señales_5f_procesos.A1" office:value-type="string">
              <text:p text:style-name="P15"><text:span text:style-name="T1">Tipo</text:span></text:p>
            </table:table-cell>
            <table:table-cell table:style-name="señales_5f_procesos.A1" office:value-type="string">
              <text:p text:style-name="P15"><text:span text:style-name="T1">Uso</text:span></text:p>
            </table:table-cell>
            <table:table-cell table:style-name="señales_5f_procesos.A1" office:value-type="string">
              <text:p text:style-name="P15"><text:span text:style-name="T1">Valores</text:span></text:p>
            </table:table-cell>
            <table:table-cell table:style-name="señales_5f_procesos.D1" office:value-type="string">
              <text:p text:style-name="Table_20_Heading"/>
            </table:table-cell>
          </table:table-row>
        </table:table-header-rows>
        <table:table-row>
          <table:table-cell table:style-name="señales_5f_procesos.A2" table:number-rows-spanned="2" office:value-type="string">
            <text:p text:style-name="P13"><text:span text:style-name="T4">Analógico</text:span></text:p>
          </table:table-cell>
          <table:table-cell table:style-name="señales_5f_procesos.A2" office:value-type="string">
            <text:p text:style-name="P10"><text:span text:style-name="T1">Lectura; Temperatura, presión, PH, caudal</text:span></text:p>
          </table:table-cell>
          <table:table-cell table:style-name="señales_5f_procesos.A2" table:number-rows-spanned="2" office:value-type="string">
            <text:p text:style-name="P13"><text:span text:style-name="T1">4-20 mA </text:span></text:p>
            <text:p text:style-name="P13"><text:span text:style-name="T1">1-5 voltios </text:span></text:p>
            <text:p text:style-name="P13"><text:span text:style-name="T1">3-15 psi</text:span></text:p>
          </table:table-cell>
          <table:table-cell table:style-name="señales_5f_procesos.D3" table:number-rows-spanned="2" office:value-type="string">
            <text:p text:style-name="P9"><draw:line text:anchor-type="paragraph" draw:z-index="0" draw:style-name="gr1" draw:text-style-name="P17" svg:x1="0.619cm" svg:y1="0.115cm" svg:x2="0.6cm" svg:y2="2.232cm"><text:p/></draw:line><draw:path text:anchor-type="paragraph" draw:z-index="2" draw:style-name="gr1" draw:text-style-name="P17" svg:width="2.405cm" svg:height="1.809cm" svg:x="0.695cm" svg:y="0.21cm" svg:viewBox="0 0 2406 1810" svg:d="m0 1810c201-27 471-6 559-270 68-203 21-455 249-577 180-96 391-130 598-116 213 14 391-138 577-251 220-134 280-346 423-518l-192-78v0"><text:p/></draw:path></text:p>
          </table:table-cell>
        </table:table-row>
        <table:table-row>
          <table:covered-table-cell/>
          <table:table-cell table:style-name="señales_5f_procesos.A2" office:value-type="string">
            <text:p text:style-name="P10"><text:span text:style-name="T1">Actuación regulación </text:span><text:span text:style-name="T5">válvulas</text:span><text:span text:style-name="T1"> de control, </text:span><text:span text:style-name="T5">velocidad</text:span></text:p>
          </table:table-cell>
          <table:covered-table-cell/>
          <table:covered-table-cell/>
        </table:table-row>
        <table:table-row table:style-name="señales_5f_procesos.4">
          <table:table-cell table:style-name="señales_5f_procesos.A2" table:number-rows-spanned="2" office:value-type="string">
            <text:p text:style-name="P13"><text:span text:style-name="T1">Digital</text:span></text:p>
          </table:table-cell>
          <table:table-cell table:style-name="señales_5f_procesos.A2" office:value-type="string">
            <text:p text:style-name="P10"><text:span text:style-name="T1">Presencia/ ausencia</text:span></text:p>
            <text:p text:style-name="P10"><text:span text:style-name="T1">1 / 0</text:span></text:p>
            <text:p text:style-name="P10"><text:span text:style-name="T1">Conocer el estado del dispositivo, actuación...</text:span></text:p>
          </table:table-cell>
          <table:table-cell table:style-name="señales_5f_procesos.A2" table:number-rows-spanned="2" office:value-type="string">
            <text:p text:style-name="P13"><text:span text:style-name="T1">24 V cc</text:span></text:p>
            <text:p text:style-name="P13"><text:span text:style-name="T1">24 V ca</text:span></text:p>
            <text:p text:style-name="P13"><text:span text:style-name="T1">5 V cc</text:span></text:p>
          </table:table-cell>
          <table:table-cell table:style-name="señales_5f_procesos.D4" office:value-type="string">
            <text:p text:style-name="P9"><draw:path text:anchor-type="paragraph" draw:z-index="3" draw:style-name="gr1" draw:text-style-name="P17" svg:width="2.738cm" svg:height="1.595cm" draw:transform="rotate (0.362504885639222) translate (0.131405729762358cm 1.18422448961227cm)" svg:viewBox="0 0 2739 1596" svg:d="m0 505c218-48 374 142 557 211 141 53 282 279 476-4 137-201 229-307 330-492 113-210 346-278 537-168 167 97 442 137 423 407-17 232-175 317-284 530-153 299 153 321 288 378l203 118 184 111 25-11"><text:p/></draw:path><draw:frame text:anchor-type="paragraph" draw:z-index="5" draw:style-name="gr2" svg:width="1.059cm" svg:height="0.976cm" svg:x="2.831cm" svg:y="0.554cm"><draw:text-box><text:p>24 V</text:p><text:p/></draw:text-box></draw:frame></text:p>
          </table:table-cell>
        </table:table-row>
        <table:table-row>
          <table:covered-table-cell/>
          <table:table-cell table:style-name="señales_5f_procesos.A2" office:value-type="string">
            <text:p text:style-name="P10"><text:span text:style-name="T1">Contadores, contar sucesos, nº unidades</text:span></text:p>
          </table:table-cell>
          <table:covered-table-cell/>
          <table:table-cell table:style-name="señales_5f_procesos.D5" office:value-type="string">
            <text:p text:style-name="P9"><draw:path text:anchor-type="paragraph" draw:z-index="4" draw:style-name="gr1" draw:text-style-name="P17" svg:width="3.47cm" svg:height="0.763cm" draw:transform="rotate (0.125838239068791) translate (0.0435346290472397cm 0.404693397867305cm)" svg:viewBox="0 0 3471 764" svg:d="m0 440c157-60 510 175 468-174-36-302 371-299 533-222 239 114-156 494 228 495 131 0 519 163 429-179-78-296 300-218 476-231 471-36-117 321 314 427 234 58 358-120 412-335 41-162 645-68 377 241l-44 188 201 104 77 10"><text:p/></draw:path></text:p>
          </table:table-cell>
        </table:table-row>
      </table:table>
      <text:p text:style-name="P3"><text:span text:style-name="T1"/></text:p>
      <text:p text:style-name="P4"><text:span text:style-name="T1"><text:s/></text:span><text:span text:style-name="T2">Por lo tanto resulta lógico limitar las entradas </text:span><text:span text:style-name="T4">analógicas</text:span><text:span text:style-name="T2"> que difieran de 0-5 voltios y centrarse en circuitos digitales de mayor voltaje. Las señales en la planta se transmiten mediante lazos de corriente que oscilan entre 0 y 20 mA y no en tensión, esto permite alcanzar distancias superiores a los 500 metros. </text:span></text:p>
      <text:p text:style-name="P4"><text:span text:style-name="T2"/></text:p>
      <text:p text:style-name="P4"><text:span text:style-name="T2">Por ello como los convertidores A/D solo pueden leer tensión sera necesario un acondicionador corriente tensión. Es decir usar un transductor para transformar los 0-20 mA en </text:span><text:soft-page-break/><text:span text:style-name="T2">tensión para ser </text:span><text:span text:style-name="T4">leída</text:span><text:span text:style-name="T2"> por las diferentes entradas </text:span><text:span text:style-name="T4">analógicas.</text:span><text:span text:style-name="T2"> Poniendo un ejemplo los acondicionadores industriales permiten entradas entre -5/5 voltios, 0/5 voltios, -10/10 voltios , 0/10 voltios, 0/20 mA, 4/20 mA y viceversa.</text:span></text:p>
      <text:p text:style-name="P4"><text:span text:style-name="T2"/></text:p>
      <text:p text:style-name="P4"><draw:frame text:anchor-type="paragraph" draw:z-index="15" draw:style-name="gr4" svg:width="1.574cm" svg:height="1.387cm" svg:x="8.075cm" svg:y="6.17cm"><draw:text-box><text:p>220 <text:s/>|Ω</text:p></draw:text-box></draw:frame><draw:frame text:anchor-type="paragraph" draw:z-index="14" draw:style-name="gr4" svg:width="2.193cm" svg:height="1.387cm" svg:x="5.634cm" svg:y="4.861cm"><draw:text-box><text:p>0-20 mA</text:p><text:p>4-20 mA</text:p></draw:text-box></draw:frame><draw:frame text:anchor-type="paragraph" draw:z-index="13" draw:style-name="gr3" svg:width="2.31cm" svg:height="0.976cm" svg:x="10.151cm" svg:y="4.919cm"><draw:text-box><text:p>0-5 voltios</text:p><text:p>1-5 voltios</text:p></draw:text-box></draw:frame><draw:path text:anchor-type="paragraph" draw:z-index="12" draw:style-name="gr1" draw:text-style-name="P17" svg:width="2.669cm" svg:height="1.609cm" draw:transform="rotate (-1.05941485596056) translate (9.71197222222222cm 3.84175cm)" svg:viewBox="0 0 2670 1610" svg:d="m0 0c242 4 482 68 699 172 201 95 390 219 587 329 185 104 374 200 554 311 170 105 361 172 483 358 42 65 442 701 73 262-252-301 495-338 207-16l-60 187-26 7"><text:p/></draw:path><draw:path text:anchor-type="paragraph" draw:z-index="11" draw:style-name="gr1" draw:text-style-name="P17" svg:width="2.883cm" svg:height="2.984cm" svg:x="5.191cm" svg:y="4.064cm" svg:viewBox="0 0 2884 2985" svg:d="m0 9c187 67 385 21 577 37 219 18 434-33 654-19 203 13 434-80 616 19 210 114 423 127 596 309 166 174 245 395 365 596 114 190 69 409 58 616-12 247-218 388-345 576-136 202-406 262-597 406-175 133-388 178-598 229-520 127 145-236 212-211 142 52 95 684-192 289l-192-78 153-37"><text:p/></draw:path><draw:line text:anchor-type="paragraph" draw:z-index="10" draw:style-name="gr1" draw:text-style-name="P17" svg:x1="8.789cm" svg:y1="6.131cm" svg:x2="8.808cm" svg:y2="7.323cm"><text:p/></draw:line><draw:line text:anchor-type="paragraph" draw:z-index="9" draw:style-name="gr1" draw:text-style-name="P17" svg:x1="8.79cm" svg:y1="3.572cm" svg:x2="8.751cm" svg:y2="4.553cm"><text:p/></draw:line><draw:rect text:anchor-type="paragraph" draw:z-index="8" draw:style-name="gr1" draw:text-style-name="P17" svg:width="0.713cm" svg:height="1.579cm" svg:x="8.442cm" svg:y="4.553cm"><text:p/></draw:rect><draw:line text:anchor-type="paragraph" draw:z-index="7" draw:style-name="gr1" draw:text-style-name="P17" svg:x1="3.016cm" svg:y1="7.285cm" svg:x2="12.059cm" svg:y2="7.324cm"><text:p/></draw:line><draw:line text:anchor-type="paragraph" draw:z-index="6" draw:style-name="gr1" draw:text-style-name="P17" svg:x1="3.016cm" svg:y1="3.572cm" svg:x2="11.925cm" svg:y2="3.611cm"><text:p/></draw:line><text:span text:style-name="T2">El sistema de acondicionamiento más sencillo se encuentra limitado por la precisión de la resistencia usada. (Limitación precisión resistencia y variación con la Temp). Estos errores en los sistemas industriales son autocompensados. </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Por lo tanto se usan las siguientes etapas.</text:span></text:p>
      <text:p text:style-name="P4"><text:span text:style-name="T2"/></text:p>
      <text:p text:style-name="P5"><text:span text:style-name="T2"><text:tab/>-Etapa de amplificación y acondicionamiento de la seña.</text:span></text:p>
      <text:p text:style-name="P5"><text:span text:style-name="T2"/></text:p>
      <text:p text:style-name="P5"><text:span text:style-name="T2"><text:tab/>-Aislamiento, óptico y protección. Es muy importante si usamos tierras comunes.</text:span></text:p>
      <text:p text:style-name="P5"><text:span text:style-name="T2"/></text:p>
      <text:p text:style-name="P7"><text:span text:style-name="T2"><text:tab/>-Filtrado debido a la presencia de interferencias en una fábrica. Se incorpora <text:tab/>diferentes filtros para eliminar los componentes no deseados. Algunos dispositivos <text:tab/>que generan interferencia son motores y bombas, todo elemento que consuma <text:tab/>potencia reactiva.</text:span></text:p>
      <text:p text:style-name="P7"><text:span text:style-name="T2"><text:tab/></text:span></text:p>
      <text:p text:style-name="P7"><text:span text:style-name="T2"><text:tab/>-Multiplexado: generalmente la conversión A/D esta multiplexada, Según las placas <text:tab/>que usemos sera necesario el multiplexado.</text:span></text:p>
      <text:p text:style-name="P7"><text:span text:style-name="T2"/></text:p>
      <text:p text:style-name="P7"><text:span text:style-name="T2"><text:tab/>-</text:span><text:span text:style-name="T4">Convertidor</text:span><text:span text:style-name="T2"> de señal → Arduino</text:span></text:p>
      <text:p text:style-name="P7"><text:span text:style-name="T2"/></text:p>
      <text:p text:style-name="P7"><text:span text:style-name="T2"><text:tab/>-Transductores para convertir las señales de 4-20 mA.</text:span></text:p>
      <text:p text:style-name="P7"><text:span text:style-name="T2"/></text:p>
      <text:p text:style-name="P7"><text:span text:style-name="T2"><text:tab/>-Muestreo en el caso de arduino </text:span><text:span text:style-name="T4">Leonardo</text:span><text:span text:style-name="T2"> 2^10= 1024 valores.</text:span></text:p>
      <text:p text:style-name="P7"><text:span text:style-name="T2"/></text:p>
      <text:p text:style-name="P8"><text:span text:style-name="T3">Generalmente estas lineas digitales de comunicación necesitan fuentes de alimentación externas.</text:span></text:p>
      <text:p text:style-name="P8"><draw:rect text:anchor-type="paragraph" draw:z-index="24" draw:style-name="gr1" draw:text-style-name="P17" svg:width="1.327cm" svg:height="0.56cm" svg:x="6.653cm" svg:y="0.076cm"><text:p/></draw:rect><draw:line text:anchor-type="paragraph" draw:z-index="27" draw:style-name="gr1" draw:text-style-name="P17" svg:x1="7.98cm" svg:y1="0.211cm" svg:x2="8.597cm" svg:y2="0.153cm"><text:p/></draw:line><draw:line text:anchor-type="paragraph" draw:z-index="28" draw:style-name="gr1" draw:text-style-name="P17" svg:x1="7.98cm" svg:y1="0.46cm" svg:x2="8.597cm" svg:y2="0.423cm"><text:p/></draw:line><draw:frame text:anchor-type="paragraph" draw:z-index="29" draw:style-name="gr6" svg:width="1.675cm" svg:height="0.489cm" svg:x="8.712cm" svg:y="0.037cm"><draw:text-box><text:p>220 V ca</text:p></draw:text-box></draw:frame><text:span text:style-name="T3"/></text:p>
      <text:p text:style-name="P8"><draw:frame text:anchor-type="paragraph" draw:z-index="33" draw:style-name="gr3" svg:width="3.387cm" svg:height="0.976cm" svg:x="12.831cm" svg:y="0.436cm"><draw:text-box><text:p>Acondicionamiento y Arduino.</text:p></draw:text-box></draw:frame><draw:rect text:anchor-type="paragraph" draw:z-index="32" draw:style-name="gr1" draw:text-style-name="P17" svg:width="0.059cm" svg:height="0.003cm" svg:x="12.522cm" svg:y="2.477cm"><text:p/></draw:rect><draw:rect text:anchor-type="paragraph" draw:z-index="31" draw:style-name="gr1" draw:text-style-name="P17" svg:width="1.29cm" svg:height="1.29cm" svg:x="11.405cm" svg:y="0.282cm"><text:p/></draw:rect><draw:frame text:anchor-type="paragraph" draw:z-index="30" draw:style-name="gr7" svg:width="2.061cm" svg:height="0.521cm" svg:x="4.42cm" svg:y="0.224cm"><draw:text-box><text:p>12-24 V cc</text:p></draw:text-box></draw:frame><draw:line text:anchor-type="paragraph" draw:z-index="26" draw:style-name="gr1" draw:text-style-name="P17" svg:x1="7.634cm" svg:y1="0.725cm" svg:x2="7.634cm" svg:y2="0.148cm"><text:p/></draw:line><draw:line text:anchor-type="paragraph" draw:z-index="25" draw:style-name="gr1" draw:text-style-name="P17" svg:x1="6.692cm" svg:y1="0.744cm" svg:x2="6.653cm" svg:y2="0.148cm"><text:p/></draw:line><draw:line text:anchor-type="paragraph" draw:z-index="23" draw:style-name="gr1" draw:text-style-name="P17" svg:x1="3.729cm" svg:y1="1.572cm" svg:x2="4.075cm" svg:y2="1.533cm"><text:p/></draw:line><draw:line text:anchor-type="paragraph" draw:z-index="22" draw:style-name="gr1" draw:text-style-name="P17" svg:x1="3.902cm" svg:y1="1.475cm" svg:x2="3.921cm" svg:y2="1.706cm"><text:p/></draw:line><draw:line text:anchor-type="paragraph" draw:z-index="21" draw:style-name="gr1" draw:text-style-name="P17" svg:x1="3.824cm" svg:y1="0.609cm" svg:x2="4.401cm" svg:y2="0.628cm"><text:p/></draw:line><draw:line text:anchor-type="paragraph" draw:z-index="20" draw:style-name="gr1" draw:text-style-name="P17" svg:x1="7.634cm" svg:y1="0.725cm" svg:x2="11.636cm" svg:y2="0.725cm"><text:p/></draw:line><draw:line text:anchor-type="paragraph" draw:z-index="19" draw:style-name="gr1" draw:text-style-name="P17" svg:x1="3.478cm" svg:y1="0.763cm" svg:x2="6.692cm" svg:y2="0.744cm"><text:p/></draw:line><draw:line text:anchor-type="paragraph" draw:z-index="18" draw:style-name="gr1" draw:text-style-name="P17" svg:x1="3.478cm" svg:y1="1.282cm" svg:x2="11.714cm" svg:y2="1.263cm"><text:p/></draw:line><draw:frame text:anchor-type="paragraph" draw:z-index="17" draw:style-name="gr5" svg:width="2.752cm" svg:height="0.655cm" svg:x="0.496cm" svg:y="0.686cm"><draw:text-box><text:p>Sensor</text:p></draw:text-box></draw:frame><draw:rect text:anchor-type="paragraph" draw:z-index="16" draw:style-name="gr1" draw:text-style-name="P17" svg:width="3.215cm" svg:height="1.156cm" svg:x="0.265cm" svg:y="0.397cm"><text:p/></draw:rect><text:span text:style-name="T2"> </text:span></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oft-page-break/><text:span text:style-name="T3">La razón que no se use las señales a partir de 0 voltios o 0 mA si no de 1 voltios o 4 mA, es que nos permite usar este margen como método para decidir fallos en el sensor, transmisor, cableado. Se conoce como “detección de cable cortado”. Es una complejidad extra de poco valor añadido en este proyecto.</text:span></text:p>
      <text:p text:style-name="P8"><text:span text:style-name="T3"/></text:p>
      <text:p text:style-name="P8"><text:span text:style-name="T3">Por lo tanto esta “caída de tensión” implica perder resolución quedándonos unicamente en 819 valores. Como en la industria se utilizan convertidores de hasta 16 bit, eso no supone problema.</text:span></text:p>
      <text:p text:style-name="P8"><text:span text:style-name="T3"/></text:p>
      <text:p text:style-name="P8"><text:span text:style-name="T3">Tras haber entendido las principales ideas de estos sistemas, creo conveniente usar la siguiente tabla de conexiones E/S para el sistema de control a excepción del resto de periféricos.</text:span></text:p>
      <text:p text:style-name="P8"><text:span text:style-name="T3"/></text:p>
      <table:table table:name="Tablafinalconexión" table:style-name="Tablafinalconexión">
        <table:table-column table:style-name="Tablafinalconexión.A"/>
        <table:table-column table:style-name="Tablafinalconexión.B"/>
        <table:table-column table:style-name="Tablafinalconexión.C"/>
        <table:table-column table:style-name="Tablafinalconexión.D"/>
        <table:table-column table:style-name="Tablafinalconexión.E"/>
        <table:table-header-rows>
          <table:table-row>
            <table:table-cell table:style-name="Tablafinalconexión.A1" office:value-type="string">
              <text:p text:style-name="P16"><text:span text:style-name="T3">Tipo</text:span></text:p>
            </table:table-cell>
            <table:table-cell table:style-name="Tablafinalconexión.A1" office:value-type="string">
              <text:p text:style-name="P16"><text:span text:style-name="T3">Tension</text:span></text:p>
            </table:table-cell>
            <table:table-cell table:style-name="Tablafinalconexión.A1" office:value-type="string">
              <text:p text:style-name="P16"><text:span text:style-name="T3">Cantidad</text:span></text:p>
            </table:table-cell>
            <table:table-cell table:style-name="Tablafinalconexión.A1" office:value-type="string">
              <text:p text:style-name="P16"><text:span text:style-name="T3">Notas</text:span></text:p>
            </table:table-cell>
            <table:table-cell table:style-name="Tablafinalconexión.E1" office:value-type="string">
              <text:p text:style-name="P16"><text:span text:style-name="T3">E/S</text:span></text:p>
            </table:table-cell>
          </table:table-row>
        </table:table-header-rows>
        <table:table-row>
          <table:table-cell table:style-name="Tablafinalconexión.A2" office:value-type="string">
            <text:p text:style-name="P14"><text:span text:style-name="T3">Analógico</text:span></text:p>
          </table:table-cell>
          <table:table-cell table:style-name="Tablafinalconexión.A2" office:value-type="string">
            <text:p text:style-name="P14"><text:span text:style-name="T3">0-5Voltios</text:span></text:p>
          </table:table-cell>
          <table:table-cell table:style-name="Tablafinalconexión.A2" office:value-type="string">
            <text:p text:style-name="P14"><text:span text:style-name="T3">8</text:span></text:p>
          </table:table-cell>
          <table:table-cell table:style-name="Tablafinalconexión.A2" office:value-type="string">
            <text:p text:style-name="P11"><text:span text:style-name="T3">10 bit resolución</text:span></text:p>
          </table:table-cell>
          <table:table-cell table:style-name="Tablafinalconexión.E2" office:value-type="string">
            <text:p text:style-name="P14"><text:span text:style-name="T3">E</text:span></text:p>
          </table:table-cell>
        </table:table-row>
        <table:table-row>
          <table:table-cell table:style-name="Tablafinalconexión.A2" office:value-type="string">
            <text:p text:style-name="P14"><text:span text:style-name="T3">Analógico</text:span></text:p>
          </table:table-cell>
          <table:table-cell table:style-name="Tablafinalconexión.A2" office:value-type="string">
            <text:p text:style-name="P14"><text:span text:style-name="T3">0-12 V</text:span></text:p>
          </table:table-cell>
          <table:table-cell table:style-name="Tablafinalconexión.A2" office:value-type="string">
            <text:p text:style-name="P14"><text:span text:style-name="T3">2</text:span></text:p>
          </table:table-cell>
          <table:table-cell table:style-name="Tablafinalconexión.A2" office:value-type="string">
            <text:p text:style-name="P11"><text:span text:style-name="T3">10 bit resolución</text:span></text:p>
          </table:table-cell>
          <table:table-cell table:style-name="Tablafinalconexión.E2" office:value-type="string">
            <text:p text:style-name="P14"><text:span text:style-name="T3">E</text:span></text:p>
          </table:table-cell>
        </table:table-row>
        <table:table-row>
          <table:table-cell table:style-name="Tablafinalconexión.A2" office:value-type="string">
            <text:p text:style-name="P14"><text:span text:style-name="T3">Analógico</text:span></text:p>
          </table:table-cell>
          <table:table-cell table:style-name="Tablafinalconexión.A2" office:value-type="string">
            <text:p text:style-name="P14"><text:span text:style-name="T3">0-24V</text:span></text:p>
          </table:table-cell>
          <table:table-cell table:style-name="Tablafinalconexión.A2" office:value-type="string">
            <text:p text:style-name="P14"><text:span text:style-name="T3">2</text:span></text:p>
          </table:table-cell>
          <table:table-cell table:style-name="Tablafinalconexión.A2" office:value-type="string">
            <text:p text:style-name="P11"><text:span text:style-name="T3">10 bit resolución</text:span></text:p>
          </table:table-cell>
          <table:table-cell table:style-name="Tablafinalconexión.E2" office:value-type="string">
            <text:p text:style-name="P14"><text:span text:style-name="T3">E</text:span></text:p>
          </table:table-cell>
        </table:table-row>
        <table:table-row>
          <table:table-cell table:style-name="Tablafinalconexión.A2" office:value-type="string">
            <text:p text:style-name="P14"><text:span text:style-name="T3">Analógico PWM</text:span></text:p>
          </table:table-cell>
          <table:table-cell table:style-name="Tablafinalconexión.A2" office:value-type="string">
            <text:p text:style-name="P14"><text:span text:style-name="T3">0-5 V</text:span></text:p>
          </table:table-cell>
          <table:table-cell table:style-name="Tablafinalconexión.A2" office:value-type="string">
            <text:p text:style-name="P14"><text:span text:style-name="T3">4 digital pwm</text:span></text:p>
          </table:table-cell>
          <table:table-cell table:style-name="Tablafinalconexión.A2" office:value-type="string">
            <text:p text:style-name="P11"><text:span text:style-name="T3">256 valores /8 bit. Control motores, driver</text:span></text:p>
          </table:table-cell>
          <table:table-cell table:style-name="Tablafinalconexión.E2" office:value-type="string">
            <text:p text:style-name="P14"><text:span text:style-name="T3">S</text:span></text:p>
          </table:table-cell>
        </table:table-row>
        <table:table-row>
          <table:table-cell table:style-name="Tablafinalconexión.A2" office:value-type="string">
            <text:p text:style-name="P14"><text:span text:style-name="T3">Analógico</text:span></text:p>
          </table:table-cell>
          <table:table-cell table:style-name="Tablafinalconexión.A2" office:value-type="string">
            <text:p text:style-name="P14"><text:span text:style-name="T3">0-5Voltios</text:span></text:p>
          </table:table-cell>
          <table:table-cell table:style-name="Tablafinalconexión.A2" office:value-type="string">
            <text:p text:style-name="P14"><text:span text:style-name="T3">(8) </text:span></text:p>
          </table:table-cell>
          <table:table-cell table:style-name="Tablafinalconexión.A2" office:value-type="string">
            <text:p text:style-name="P11"><text:span text:style-name="T3">incluidos en el primer elemento.</text:span></text:p>
            <text:p text:style-name="P11"><text:span text:style-name="T3">10 bit. Procedente conversión 0-20mA</text:span></text:p>
          </table:table-cell>
          <table:table-cell table:style-name="Tablafinalconexión.E2" office:value-type="string">
            <text:p text:style-name="P14"><text:span text:style-name="T3">E</text:span></text:p>
          </table:table-cell>
        </table:table-row>
        <table:table-row>
          <table:table-cell table:style-name="Tablafinalconexión.A2" office:value-type="string">
            <text:p text:style-name="P14"><text:span text:style-name="T3">Digital</text:span></text:p>
          </table:table-cell>
          <table:table-cell table:style-name="Tablafinalconexión.A2" office:value-type="string">
            <text:p text:style-name="P14"><text:span text:style-name="T3">0-5 V CC</text:span></text:p>
          </table:table-cell>
          <table:table-cell table:style-name="Tablafinalconexión.A2" office:value-type="string">
            <text:p text:style-name="P14"><text:span text:style-name="T3">6</text:span></text:p>
          </table:table-cell>
          <table:table-cell table:style-name="Tablafinalconexión.A2" office:value-type="string">
            <text:p text:style-name="P11"><text:span text:style-name="T3">Dispositivos 5 voltios</text:span></text:p>
          </table:table-cell>
          <table:table-cell table:style-name="Tablafinalconexión.E2" office:value-type="string">
            <text:p text:style-name="P14"><text:span text:style-name="T3">E/S</text:span></text:p>
          </table:table-cell>
        </table:table-row>
        <table:table-row>
          <table:table-cell table:style-name="Tablafinalconexión.A2" office:value-type="string">
            <text:p text:style-name="P14"><text:span text:style-name="T3">Digital</text:span></text:p>
          </table:table-cell>
          <table:table-cell table:style-name="Tablafinalconexión.A2" office:value-type="string">
            <text:p text:style-name="P14"><text:span text:style-name="T3">0-12 V CC</text:span></text:p>
          </table:table-cell>
          <table:table-cell table:style-name="Tablafinalconexión.A2" office:value-type="string">
            <text:p text:style-name="P14"><text:span text:style-name="T3">6</text:span></text:p>
          </table:table-cell>
          <table:table-cell table:style-name="Tablafinalconexión.A2" office:value-type="string">
            <text:p text:style-name="P11"><text:span text:style-name="T3">Dispositivos 12 voltios, Conversión a 5v</text:span></text:p>
          </table:table-cell>
          <table:table-cell table:style-name="Tablafinalconexión.E2" office:value-type="string">
            <text:p text:style-name="P14"><text:span text:style-name="T3">E/S</text:span></text:p>
          </table:table-cell>
        </table:table-row>
        <table:table-row>
          <table:table-cell table:style-name="Tablafinalconexión.A2" office:value-type="string">
            <text:p text:style-name="P14"><text:span text:style-name="T3">Digital</text:span></text:p>
          </table:table-cell>
          <table:table-cell table:style-name="Tablafinalconexión.A2" office:value-type="string">
            <text:p text:style-name="P14"><text:span text:style-name="T3">0-24 V CC</text:span></text:p>
          </table:table-cell>
          <table:table-cell table:style-name="Tablafinalconexión.A2" office:value-type="string">
            <text:p text:style-name="P14"><text:span text:style-name="T3">4</text:span></text:p>
          </table:table-cell>
          <table:table-cell table:style-name="Tablafinalconexión.A2" office:value-type="string">
            <text:p text:style-name="P11"><text:span text:style-name="T3">Dispositivos 24 voltios, Conversión a 5v</text:span></text:p>
          </table:table-cell>
          <table:table-cell table:style-name="Tablafinalconexión.E2" office:value-type="string">
            <text:p text:style-name="P14"><text:span text:style-name="T3">E/S</text:span></text:p>
          </table:table-cell>
        </table:table-row>
        <table:table-row>
          <table:table-cell table:style-name="Tablafinalconexión.A2" office:value-type="string">
            <text:p text:style-name="P14"><text:span text:style-name="T3">Digital</text:span></text:p>
          </table:table-cell>
          <table:table-cell table:style-name="Tablafinalconexión.A2" office:value-type="string">
            <text:p text:style-name="P14"><text:span text:style-name="T3">5 V CC</text:span></text:p>
          </table:table-cell>
          <table:table-cell table:style-name="Tablafinalconexión.A2" office:value-type="string">
            <text:p text:style-name="P14"><text:span text:style-name="T3">8</text:span></text:p>
          </table:table-cell>
          <table:table-cell table:style-name="Tablafinalconexión.A2" office:value-type="string">
            <text:p text:style-name="P11"><text:span text:style-name="T3">Modulo relés</text:span></text:p>
          </table:table-cell>
          <table:table-cell table:style-name="Tablafinalconexión.E2" office:value-type="string">
            <text:p text:style-name="P14"><text:span text:style-name="T3">S</text:span></text:p>
          </table:table-cell>
        </table:table-row>
      </table:table>
      <text:p text:style-name="P8"><text:span text:style-name="T3"/></text:p>
      <text:p text:style-name="P8"><text:span text:style-name="T3"/></text:p>
      <text:p text:style-name="P8"><text:span text:style-name="T3">Se puede resumir en la necesidad de 28 pines digitales y 16 <text:s/>analógicos, aparte de varios pines digitales extra para conectar pantallas, buzzer, botoneras, </text:span><text:span text:style-name="T4">Ethernet</text:span><text:span text:style-name="T3">, y </text:span><text:span text:style-name="T4">algún</text:span><text:span text:style-name="T3"> elemento </text:span><text:span text:style-name="T4">adicio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Segoe UI" svg:font-family="'Segoe UI'" style:font-adornments="Norm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0T19:19:35.68</meta:creation-date>
    <dc:date>2014-02-20T20:16:46.46</dc:date>
    <meta:editing-duration>PT2M15S</meta:editing-duration>
    <meta:editing-cycles>3</meta:editing-cycles>
    <meta:generator>LibreOffice/4.0.2.2$Windows_x86 LibreOffice_project/4c82dcdd6efcd48b1d8bba66bfe1989deee49c3</meta:generator>
    <meta:document-statistic meta:table-count="2" meta:image-count="0" meta:object-count="0" meta:page-count="3" meta:paragraph-count="93" meta:word-count="879" meta:character-count="5407" meta:non-whitespace-character-count="4597"/>
  </office:meta>
</office:document-meta>
</file>